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Standard">
      <style:paragraph-properties fo:text-align="center" style:justify-single-word="false"/>
      <style:text-properties fo:language="it" fo:country="I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it" fo:country="IT"/>
    </style:style>
    <style:style style:name="T3" style:family="text">
      <style:text-properties fo:language="it" fo:country="IT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’ENCICLICA DI PAPA LEONE XIII (1891)</text:p>
      <text:p text:style-name="P2"/>
      <text:p text:style-name="P2"/>
      <text:p text:style-name="Standard">Lo <text:span text:style-name="T4">scopo dell'Enciclica</text:span> (1891) era <text:span text:style-name="T4">riavvicinare i cattolici allo Stato.</text:span></text:p>
      <text:p text:style-name="P3"/>
      <text:p text:style-name="Standard">"E' impossibile togliere dal mondo le disparità sociali", anche se ci provano i socialisti, è tutto inutile. Perchè tutti <text:span text:style-name="T5">gli uomini non sono uguali.</text:span></text:p>
      <text:p text:style-name="Standard">L'errore più grande sta nel credere che una classe sociale debba per forza essere nemica dell'altra: <text:span text:style-name="T5">Il capitale non esiste senza il lavoro ed il lavoro non esiste senza il capitale.</text:span></text:p>
      <text:p text:style-name="Standard"/>
      <text:p text:style-name="Standard">1) Secondo la Chiesa, gli uomini sono per natura tutti diversi. Perciò<text:span text:style-name="T4"> l'abolizione della proprietà privata sarebbe del tutto inutile al fine di risolvere le disparità tra proletariato e </text:span><text:span text:style-name="T3">capitalisti</text:span> <text:span text:style-name="T1">ed anzi </text:span><text:span text:style-name="T2">creerebbe solo scompiglio</text:span><text:span text:style-name="T1"> </text:span><text:span text:style-name="T2">nel</text:span><text:span text:style-name="T1">l’ordine sociale</text:span>.</text:p>
      <text:p text:style-name="Standard"/>
      <text:p text:style-name="P1">2) <text:span text:style-name="T4">I proletari devono rispettare e svolgere fedelmente il lavoro</text:span> che è stato precedentemente stabilito, non danneggiare la merce e i mezzi di lavoro, non offendere i padroni, evitare atti violenti con tutti e non affidarsi a persone sbagliate.</text:p>
      <text:p text:style-name="P1">Mentre<text:span text:style-name="T4"> i capitalisti non devono schiavizzare i loro operai</text:span>, rispettare sempre la loro dignità umana e concedere loro il giusto pagamento, tenendo a mente che non è moralmente legittimo arricchirsi a discapito dei bisognosi lavoratori.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9M38S</meta:editing-duration>
    <meta:editing-cycles>10</meta:editing-cycles>
    <meta:generator>OpenOffice/4.1.3$Win32 OpenOffice.org_project/413m1$Build-9783</meta:generator>
    <dc:date>2017-10-31T17:16:41.23</dc:date>
    <dc:creator>Cristian Borelli</dc:creator>
    <meta:document-statistic meta:table-count="0" meta:image-count="0" meta:object-count="0" meta:page-count="1" meta:paragraph-count="7" meta:word-count="182" meta:character-count="1169"/>
    <meta:user-defined meta:name="Info 1"/>
    <meta:user-defined meta:name="Info 2"/>
    <meta:user-defined meta:name="Info 3"/>
    <meta:user-defined meta:name="Info 4"/>
  </office:meta>
</office:document-meta>
</file>